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style:font-name="Arial" style:font-name-complex="Arial"/>
    </style:style>
    <style:style style:name="P3" style:parent-style-name="Párrafodelista" style:list-style-name="LFO1" style:family="paragraph">
      <style:text-properties style:font-name="Arial" style:font-name-complex="Arial"/>
    </style:style>
    <style:style style:name="P4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5" style:parent-style-name="Párrafodelista" style:list-style-name="LFO2" style:family="paragraph">
      <style:text-properties style:font-name="Arial" style:font-name-complex="Arial"/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T7" style:parent-style-name="Fuentedepárrafopredeter." style:family="text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P11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2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3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5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T17" style:parent-style-name="Fuentedepárrafopredeter." style:family="text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 fo:language="en" fo:country="US"/>
    </style:style>
    <style:style style:name="T19" style:parent-style-name="Fuentedepárrafopredeter." style:family="text">
      <style:text-properties style:font-name="Arial" style:font-name-complex="Arial" fo:language="en" fo:country="US"/>
    </style:style>
    <style:style style:name="P20" style:parent-style-name="Normal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T22" style:parent-style-name="Fuentedepárrafopredeter." style:family="text">
      <style:text-properties style:font-name="Arial" style:font-name-complex="Arial" fo:language="en" fo:country="US"/>
    </style:style>
    <style:style style:name="T23" style:parent-style-name="Fuentedepárrafopredeter." style:family="text">
      <style:text-properties style:font-name="Arial" style:font-name-complex="Arial" fo:language="en" fo:country="US"/>
    </style:style>
    <style:style style:name="T24" style:parent-style-name="Fuentedepárrafopredeter." style:family="text">
      <style:text-properties style:font-name="Arial" style:font-name-complex="Arial"/>
    </style:style>
    <style:style style:name="T25" style:parent-style-name="Fuentedepárrafopredeter." style:family="text">
      <style:text-properties style:font-name="Arial" style:font-name-complex="Arial"/>
    </style:style>
    <style:style style:name="T26" style:parent-style-name="Fuentedepárrafopredeter." style:family="text">
      <style:text-properties style:font-name="Arial" style:font-name-complex="Arial"/>
    </style:style>
    <style:style style:name="P27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28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29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30" style:parent-style-name="Párrafodelista" style:list-style-name="LFO2" style:family="paragraph"/>
    <style:style style:name="P31" style:parent-style-name="Párrafodelista" style:list-style-name="LFO2" style:family="paragraph"/>
    <style:style style:name="P32" style:parent-style-name="Párrafodelista" style:list-style-name="LFO2" style:family="paragraph"/>
    <style:style style:name="P33" style:parent-style-name="Normal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/>
    </style:style>
  </office:automatic-styles>
  <office:body>
    <office:text text:use-soft-page-breaks="true">
      <text:p text:style-name="P1">Métodos de Ordenamiento</text:p>
      <text:p text:style-name="P2">Son algoritmos que realizan la operación de arreglar los registros de la tabla.</text:p>
      <text:list text:style-name="LFO1" text:continue-numbering="true">
        <text:list-item>
          <text:p text:style-name="P3">Método de Ordenamiento de la Burbuja (BubbleSort):</text:p>
        </text:list-item>
      </text:list>
      <text:p text:style-name="P4">Revisa cada elemento de la lista a ordenar con el que le sigue cambiándolos de posición si están en un orden incorrecto.</text:p>
      <text:list text:style-name="LFO2" text:continue-numbering="true">
        <text:list-item>
          <text:p text:style-name="P5">La ordenación es un proceso que organiza una colección de datos en un orden ascendente o descendente.</text:p>
        </text:list-item>
      </text:list>
      <text:p text:style-name="P6"><text:span text:style-name="T7">Con el método<text:s/></text:span><text:span text:style-name="T8">.sort <text:s/></text:span><text:span text:style-name="T9">(ordena los elementos)</text:span><text:span text:style-name="T10">.</text:span></text:p>
      <text:p text:style-name="P11">Pero queremos aprender la lógica detrás de este tipo de funciones o métodos.</text:p>
      <text:p text:style-name="P12">Ejemplo:</text:p>
      <text:p text:style-name="P13">Def bubbleSort(puntuaciones_1):</text:p>
      <text:p text:style-name="P14"><text:tab/>Length<text:s/>= len(puntuaciones_1) -1</text:p>
      <text:p text:style-name="P15"><text:tab/>print(length)</text:p>
      <text:p text:style-name="P16"><text:span text:style-name="T17"><text:tab/></text:span><text:span text:style-name="T18">for i in range(0,l</text:span><text:span text:style-name="T19">ength):</text:span></text:p>
      <text:p text:style-name="P20"><text:tab/><text:tab/>aux = puntuaciones[j]</text:p>
      <text:p text:style-name="P21"><text:span text:style-name="T22"><text:tab/></text:span><text:span text:style-name="T23"><text:tab/></text:span><text:span text:style-name="T24">if puntuaciones</text:span><text:span text:style-name="T25">_1[j] ˃ p</text:span><text:span text:style-name="T26">untuaciones_1[j +1]:</text:span></text:p>
      <text:p text:style-name="P27"><text:tab/><text:tab/>puntuaciones[j] = puntuaciones[ j+ 1]</text:p>
      <text:p text:style-name="P28"><text:tab/><text:tab/>puntuaciones_1[j+1] = aux<text:s/></text:p>
      <text:p text:style-name="P29"><text:tab/>return</text:p>
      <text:list text:style-name="LFO2" text:continue-numbering="true">
        <text:list-item>
          <text:p text:style-name="P30">Necesitamos recorrer la lista desde<text:s/>el principio<text:s/>hasta el final de la lista, menos un elemento por lo tanto sería útil tener la longitud de la lista almacenado<text:s/>en una variable-1, en este caso vamos a recorrer 5 elementos.</text:p>
        </text:list-item>
        <text:list-item>
          <text:p text:style-name="P31">For se va a encargar de realizar las respectivas pasadas<text:s/>que tenemos que dar al algoritmo.</text:p>
        </text:list-item>
        <text:list-item>
          <text:p text:style-name="P32">Vamos a necesitar otro for anidado que va a ser encargado de las comparaciones e intercambios.<text:s/></text:p>
        </text:list-item>
      </text:list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V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José Acosta</meta:initial-creator>
    <dc:creator>María José Acosta</dc:creator>
    <meta:creation-date>2023-07-09T23:11:00Z</meta:creation-date>
    <dc:date>2023-07-09T23:11:00Z</dc:date>
    <meta:template xlink:href="Normal" xlink:type="simple"/>
    <meta:editing-cycles>2</meta:editing-cycles>
    <meta:editing-duration>PT360S</meta:editing-duration>
    <meta:document-statistic meta:page-count="1" meta:paragraph-count="2" meta:word-count="180" meta:character-count="1172" meta:row-count="8" meta:non-whitespace-character-count="994"/>
  </office:meta>
</office:document-meta>
</file>